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/>
    <style:style style:name="T7_1" style:family="text"/>
    <style:style style:name="P8" style:family="paragraph" style:parent-style-name="Heading_20_2">
      <style:paragraph-properties fo:margin-top="0.527cm" fo:margin-bottom="0.527cm"/>
    </style:style>
    <style:style style:name="T8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9" style:family="paragraph" style:parent-style-name="Heading_20_3">
      <style:paragraph-properties fo:margin-top="0.496cm" fo:margin-bottom="0.496cm"/>
    </style:style>
    <style:style style:name="T9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0" style:family="paragraph" style:parent-style-name="Normal"/>
    <style:style style:name="T10_1" style:family="text"/>
    <style:style style:name="T10_2" style:family="text">
      <style:text-properties fo:font-style="italic" style:font-style-asian="italic" style:font-style-complex="italic" fo:language="none" fo:language-asian="none" fo:language-complex="none"/>
    </style:style>
    <style:style style:name="T10_3" style:family="text"/>
    <style:style style:name="T10_4" style:family="text">
      <style:text-properties fo:font-style="italic" style:font-style-asian="italic" style:font-style-complex="italic" fo:language="none" fo:language-asian="none" fo:language-complex="none"/>
    </style:style>
    <style:style style:name="T10_5" style:family="text"/>
    <style:style style:name="T10_6" style:family="text">
      <style:text-properties fo:font-style="italic" style:font-style-asian="italic" style:font-style-complex="italic" fo:language="none" fo:language-asian="none" fo:language-complex="none"/>
    </style:style>
    <style:style style:name="T10_7" style:family="text"/>
    <style:style style:name="P11" style:family="paragraph" style:parent-style-name="Heading_20_3">
      <style:paragraph-properties fo:margin-top="0.496cm" fo:margin-bottom="0.496cm"/>
    </style:style>
    <style:style style:name="T11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2" style:family="paragraph" style:parent-style-name="Normal"/>
    <style:style style:name="T12_1" style:family="text"/>
    <style:style style:name="T12_2" style:family="text"/>
    <style:style style:name="T12_3" style:family="text">
      <style:text-properties fo:color="#0000ee" fo:language="none" fo:language-asian="none" fo:language-complex="none" style:text-underline-style="solid" style:text-underline-color="font-color"/>
    </style:style>
    <style:style style:name="T12_4" style:family="text"/>
    <style:style style:name="P13" style:family="paragraph" style:parent-style-name="Heading_20_3">
      <style:paragraph-properties fo:margin-top="0.496cm" fo:margin-bottom="0.496cm"/>
    </style:style>
    <style:style style:name="T13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4" style:family="paragraph" style:parent-style-name="Normal"/>
    <style:style style:name="T14_1" style:family="text"/>
    <style:style style:name="P15" style:family="paragraph" style:parent-style-name="Normal">
      <style:paragraph-properties fo:text-align="left" fo:text-indent="-0.494cm" fo:margin-top="0.423cm" fo:margin-left="1.27cm"/>
    </style:style>
    <style:style style:name="T15_1" style:family="text"/>
    <style:style style:name="P16" style:family="paragraph" style:parent-style-name="Normal">
      <style:paragraph-properties fo:text-align="left" fo:text-indent="-0.494cm" fo:margin-left="1.27cm"/>
    </style:style>
    <style:style style:name="T16_1" style:family="text"/>
    <style:style style:name="P17" style:family="paragraph" style:parent-style-name="Normal">
      <style:paragraph-properties fo:text-align="left" fo:text-indent="-0.494cm" fo:margin-left="1.27cm"/>
    </style:style>
    <style:style style:name="T17_1" style:family="text"/>
    <style:style style:name="P18" style:family="paragraph" style:parent-style-name="Normal">
      <style:paragraph-properties fo:text-align="left" fo:text-indent="-0.494cm" fo:margin-left="1.27cm"/>
    </style:style>
    <style:style style:name="T18_1" style:family="text"/>
    <style:style style:name="P19" style:family="paragraph" style:parent-style-name="Normal">
      <style:paragraph-properties fo:text-align="left" fo:text-indent="-0.494cm" fo:margin-left="1.27cm"/>
    </style:style>
    <style:style style:name="T19_1" style:family="text"/>
    <style:style style:name="P20" style:family="paragraph" style:parent-style-name="Normal">
      <style:paragraph-properties fo:text-align="left" fo:text-indent="-0.494cm" fo:margin-left="1.27cm"/>
    </style:style>
    <style:style style:name="T20_1" style:family="text"/>
    <style:style style:name="P21" style:family="paragraph" style:parent-style-name="Normal">
      <style:paragraph-properties fo:text-align="left" fo:text-indent="-0.494cm" fo:margin-left="1.27cm"/>
    </style:style>
    <style:style style:name="T21_1" style:family="text"/>
    <style:style style:name="P22" style:family="paragraph" style:parent-style-name="Normal">
      <style:paragraph-properties fo:text-align="left" fo:text-indent="-0.494cm" fo:margin-left="1.27cm"/>
    </style:style>
    <style:style style:name="T22_1" style:family="text"/>
    <style:style style:name="P23" style:family="paragraph" style:parent-style-name="Normal">
      <style:paragraph-properties fo:text-align="left" fo:text-indent="-0.494cm" fo:margin-left="1.27cm"/>
    </style:style>
    <style:style style:name="T23_1" style:family="text"/>
    <style:style style:name="P24" style:family="paragraph" style:parent-style-name="Normal">
      <style:paragraph-properties fo:text-align="left" fo:text-indent="-0.706cm" fo:margin-left="1.27cm"/>
    </style:style>
    <style:style style:name="T24_1" style:family="text"/>
    <style:style style:name="P25" style:family="paragraph" style:parent-style-name="Normal">
      <style:paragraph-properties fo:text-align="left" fo:text-indent="-0.706cm" fo:margin-left="1.27cm"/>
    </style:style>
    <style:style style:name="T25_1" style:family="text"/>
    <style:style style:name="P26" style:family="paragraph" style:parent-style-name="Normal">
      <style:paragraph-properties fo:text-align="left" fo:text-indent="-0.706cm" fo:margin-bottom="0.423cm" fo:margin-left="1.27cm"/>
    </style:style>
    <style:style style:name="T26_1" style:family="text"/>
    <style:style style:name="P27" style:family="paragraph" style:parent-style-name="Normal"/>
    <style:style style:name="T27_1" style:family="text">
      <style:text-properties fo:font-style="italic" style:font-style-asian="italic" style:font-style-complex="italic" fo:language="none" fo:language-asian="none" fo:language-complex="none" fo:font-weight="bold" style:font-weight-asian="bold" style:font-weight-complex="bold"/>
    </style:style>
    <style:style style:name="T27_2" style:family="text"/>
    <style:style style:name="T27_3" style:family="text">
      <style:text-properties fo:font-style="italic" style:font-style-asian="italic" style:font-style-complex="italic" fo:language="none" fo:language-asian="none" fo:language-complex="none"/>
    </style:style>
    <style:style style:name="T27_4" style:family="text"/>
    <style:style style:name="T27_5" style:family="text"/>
    <style:style style:name="T27_6" style:family="text">
      <style:text-properties fo:color="#0000ee" fo:language="none" fo:language-asian="none" fo:language-complex="none" style:text-underline-style="solid" style:text-underline-color="font-color"/>
    </style:style>
    <style:style style:name="T27_7" style:family="text"/>
    <style:style style:name="T27_8" style:family="text"/>
    <style:style style:name="T27_9" style:family="text">
      <style:text-properties fo:color="#0000ee" fo:language="none" fo:language-asian="none" fo:language-complex="none" style:text-underline-style="solid" style:text-underline-color="font-color"/>
    </style:style>
    <style:style style:name="T27_10" style:family="text"/>
    <style:style style:name="P28" style:family="paragraph" style:parent-style-name="Heading_20_2">
      <style:paragraph-properties fo:margin-top="0.527cm" fo:margin-bottom="0.527cm"/>
    </style:style>
    <style:style style:name="T28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29" style:family="paragraph" style:parent-style-name="Normal"/>
    <style:style style:name="T29_1" style:family="text"/>
  </office:automatic-styles>
  <office:body>
    <office:text>
      <text:h text:style-name="P1" text:outline-level="1"><text:span text:style-name="T1_1">BIP39<text:s/>Mnemonics<text:s/>Made<text:s/>Easy<text:s/>(Part<text:s/>1<text:s/>-<text:s/>Backups,<text:s/>Simplified!)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18-01-19<text:s/>18:42:46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A<text:s/>critical<text:s/>component<text:s/>of<text:s/>cryptocurrency<text:s/>security<text:s/>is<text:s/>the<text:s/>ability<text:s/>for<text:s/>users<text:s/>to<text:s/>easily<text:s/>and<text:s/>efficiently<text:s/>backup<text:s/>the<text:s/>private<text:s/>keys<text:s/>that<text:s/>control<text:s/>access<text:s/>to<text:s/>their<text:s/>funds<text:s/>on<text:s/>the<text:s/>blockchain.<text:s/>Without<text:s/>one's<text:s/>private<text:s/>keys,<text:s/>any<text:s/>funds<text:s/>in<text:s/>a<text:s/>user's<text:s/>addresses<text:s/>are<text:s/>irrecoverably<text:s/>lost.<text:s/>However,<text:s/>the<text:s/>nature<text:s/>of<text:s/>early<text:s/>wallets<text:s/>made<text:s/>backing<text:s/>up<text:s/>one's<text:s/>private<text:s/>keys<text:s/>a<text:s/>regularly-scheduled<text:s/>necessity,<text:s/>unwieldy<text:s/>and<text:s/>annoying<text:s/>for<text:s/>most<text:s/>users.<text:s/>BIP39<text:s/>and<text:s/>associated<text:s/>Bitcoin<text:s/>Improvement<text:s/>Proposals<text:s/>have<text:s/>thankfully<text:s/>simplified<text:s/>private<text:s/>key<text:s/>backup<text:s/>by<text:s/>introducing<text:s/>HD<text:s/>wallets<text:s/>and<text:s/>mnemonics.<text:s/></text:span></text:p>
      <text:h text:style-name="P8" text:outline-level="2"><text:span text:style-name="T8_1">Newer<text:s/>wallets<text:s/>explained</text:span></text:h>
      <text:h text:style-name="P9" text:outline-level="3"><text:span text:style-name="T9_1">HD?<text:s/>So<text:s/>like,<text:s/>High<text:s/>Definition?<text:s/>No,<text:s/>Hierarchical<text:s/>Deterministic!</text:span></text:h>
      <text:p text:style-name="P10"><text:span text:style-name="T10_1">In<text:s/>the<text:s/>early<text:s/>days<text:s/>of<text:s/>Bitcoin<text:s/>and<text:s/>other<text:s/>cryptocurrencies,<text:s/>address<text:s/>generation<text:s/>was<text:s/>done<text:s/>non-deterministically.<text:s/>For<text:s/>each<text:s/>new<text:s/>address<text:s/>needed,<text:s/>a<text:s/>private<text:s/>key<text:s/>would<text:s/>be<text:s/>randomly<text:s/>generated<text:s/>and<text:s/>stored<text:s/>in<text:s/>the<text:s/>wallet's<text:s/>backup<text:s/>file.<text:s/>Most<text:s/>wallets<text:s/>would<text:s/>pre-generate<text:s/>some<text:s/>addresses<text:s/>in<text:s/>the<text:s/>initial<text:s/>wallet<text:s/>file,<text:s/>but<text:s/>every<text:s/>new<text:s/>private<text:s/>key/address<text:s/>introduced<text:s/>into<text:s/>the<text:s/>wallet<text:s/>meant<text:s/>a<text:s/>new<text:s/>backup<text:s/>would<text:s/>be<text:s/>needed.<text:s/>For<text:s/>privacy<text:s/>reasons,<text:s/>it<text:s/>is<text:s/>recommended<text:s/>to<text:s/>use<text:s/>a<text:s/>new<text:s/>address<text:s/>for<text:s/>each<text:s/>transaction.<text:s/>And<text:s/>for<text:s/>every<text:s/>new<text:s/>address<text:s/>generated<text:s/>since<text:s/>the<text:s/>last<text:s/>backup,<text:s/>a<text:s/>user<text:s/>would<text:s/>need<text:s/>to<text:s/>create<text:s/>a<text:s/>new<text:s/>backup<text:s/>to<text:s/>avoid<text:s/>losing<text:s/>recent<text:s/>funds<text:s/>in<text:s/>the<text:s/>event<text:s/>of<text:s/>a<text:s/>wallet<text:s/>resortation.<text:s/>Even<text:s/>for<text:s/>"power<text:s/>users",<text:s/>backups<text:s/>became<text:s/>an<text:s/>unwieldy<text:s/>and<text:s/>annoying<text:s/>task.<text:s/>Enter<text:s/>BIPs<text:s/>(Bitcoin<text:s/>Improvement<text:s/>Proposals)<text:s/>32<text:s/>and<text:s/>44.<text:s/>In<text:s/>summary,<text:s/>these<text:s/>proposals<text:s/>introduce<text:s/>HD<text:s/>("Hierarchical<text:s/>Deterministics<text:s/>Wallets").<text:s/>These<text:s/>wallets<text:s/>only<text:s/>require<text:s/>one<text:s/></text:span><text:span text:style-name="T10_2">seed</text:span><text:span text:style-name="T10_3"><text:s/>to<text:s/>be<text:s/>randomly<text:s/>generated.<text:s/>And<text:s/>from<text:s/>that<text:s/>seed,<text:s/></text:span><text:span text:style-name="T10_4">all</text:span><text:span text:style-name="T10_5"><text:s/>the<text:s/>private<text:s/>keys<text:s/>and<text:s/>addresses<text:s/>a<text:s/>wallet<text:s/>needs<text:s/>can<text:s/>be<text:s/>derived<text:s/>in<text:s/>a<text:s/>tree<text:s/>structure;<text:s/>all<text:s/>associated<text:s/>with<text:s/>the<text:s/>initial<text:s/>seed.<text:s/>Since<text:s/>the<text:s/>private<text:s/>keys<text:s/>and<text:s/>addresses<text:s/>can<text:s/>be<text:s/></text:span><text:span text:style-name="T10_6">regenerated</text:span><text:span text:style-name="T10_7"><text:s/>from<text:s/>the<text:s/>seed,<text:s/>one<text:s/>only<text:s/>has<text:s/>to<text:s/>back<text:s/>up<text:s/>the<text:s/>seed<text:s/>to<text:s/>recover<text:s/>all<text:s/>of<text:s/>their<text:s/>private<text:s/>keys,<text:s/>addresses,<text:s/>and<text:s/>transactions<text:s/>for<text:s/>a<text:s/>wallet.<text:s/>Much<text:s/>better!<text:s/></text:span></text:p>
      <text:h text:style-name="P11" text:outline-level="3"><text:span text:style-name="T11_1">Introducing<text:s/>Mnemonics<text:s/>-<text:s/>Simplifying<text:s/>Seed<text:s/>Backups</text:span></text:h>
      <text:p text:style-name="P12"><text:span text:style-name="T12_1">The<text:s/>ability<text:s/>to<text:s/>generate<text:s/>an<text:s/>entire<text:s/>wallet<text:s/>from<text:s/>one<text:s/>seed<text:s/>drastically<text:s/>simplified<text:s/>wallet<text:s/>backups,<text:s/>and<text:s/>therefore<text:s/>has<text:s/>improved<text:s/>the<text:s/>ease<text:s/>by<text:s/>which<text:s/>users<text:s/>can<text:s/>keep<text:s/>their<text:s/>funds<text:s/>safe.<text:s/>However,<text:s/>a<text:s/>seed<text:s/>is<text:s/>still<text:s/>just<text:s/>a<text:s/>random<text:s/>binary<text:s/>value.<text:s/>Represented<text:s/>in<text:s/>hex<text:s/>or<text:s/>Base64<text:s/>encoding,<text:s/>it<text:s/>is<text:s/>still<text:s/>fairly<text:s/>easy<text:s/>to<text:s/>misread/miswrite<text:s/>a<text:s/>character<text:s/>and<text:s/>accidentally<text:s/>create<text:s/>a<text:s/>useless<text:s/>wallet<text:s/>backup.<text:s/>To<text:s/>truly<text:s/>simplify<text:s/>the<text:s/>task<text:s/>of<text:s/>backing<text:s/>up<text:s/>a<text:s/>wallet<text:s/>seed,<text:s/>some<text:s/>developers<text:s/>in<text:s/>the<text:s/>Bitcoin<text:s/>space<text:s/>proposed<text:s/>a<text:s/>system<text:s/>that<text:s/>allows<text:s/>the<text:s/>translation<text:s/>of<text:s/>the<text:s/>binary<text:s/>seed<text:s/>value<text:s/>into<text:s/>English<text:s/>words<text:s/>that<text:s/>can<text:s/>be<text:s/>more<text:s/>easily<text:s/>transcribed<text:s/>or<text:s/>even<text:s/>memorized<text:s/>to<text:s/>secure<text:s/>access<text:s/>to<text:s/>one's<text:s/>funds.<text:s/>This<text:s/>proposal,<text:s/>given<text:s/>the<text:s/>designation<text:s/></text:span><text:span text:style-name="T12_2"><text:a xlink:type="simple" office:target-frame-name="_blank" xlink:href="https://github.com/bitcoin/bips/blob/master/bip-0039.mediawiki"><text:span text:style-name="T12_3">BIP39</text:span></text:a></text:span><text:span text:style-name="T12_4">,<text:s/>was<text:s/>written<text:s/>by<text:s/>Marek<text:s/>Palatinus,<text:s/>Pavol<text:s/>Rusnak,<text:s/>Aarone<text:s/>Voisine,<text:s/>and<text:s/>Sean<text:s/>Bowe.<text:s/></text:span></text:p>
      <text:h text:style-name="P13" text:outline-level="3"><text:span text:style-name="T13_1">What<text:s/>does<text:s/>a<text:s/>mnemonic<text:s/>look<text:s/>like?</text:span></text:h>
      <text:p text:style-name="P14"><text:span text:style-name="T14_1">Mnemonics<text:s/>don't<text:s/>use<text:s/>just<text:s/>any<text:s/>set<text:s/>of<text:s/>words.<text:s/>These<text:s/>words<text:s/>are<text:s/>carefully<text:s/>chosen<text:s/>to<text:s/>avoid<text:s/>ambiguity<text:s/>and<text:s/>make<text:s/>transcription<text:s/>easy,<text:s/>so<text:s/>that<text:s/>a<text:s/>user<text:s/>doesn't<text:s/>accidentally<text:s/>create<text:s/>an<text:s/>incorrect<text:s/>backup.<text:s/>There<text:s/>are<text:s/>a<text:s/>total<text:s/>of<text:s/>2048<text:s/>words<text:s/>in<text:s/>the<text:s/>dictionary,<text:s/>and<text:s/>a<text:s/>wallet<text:s/>mnemonic<text:s/>contains<text:s/>12-24<text:s/>words.<text:s/>The<text:s/>last<text:s/>word<text:s/>contains<text:s/>a<text:s/>checksum<text:s/>validating<text:s/>the<text:s/>other<text:s/>words<text:s/>in<text:s/>the<text:s/>list,<text:s/>making<text:s/>it<text:s/>easy<text:s/>for<text:s/>wallets<text:s/>to<text:s/>validate<text:s/>a<text:s/>backup.<text:s/>Here<text:s/>is<text:s/>a<text:s/>sample<text:s/>Bitcoin<text:s/>or<text:s/>Bitcoin<text:s/>Cash<text:s/>BIP39<text:s/>mnemonic:<text:s/></text:span></text:p>
      <text:list text:style-name="LS1" xml:id="list0">
        <text:list-item>
          <text:p text:style-name="P15"><text:span text:style-name="T15_1">army</text:span></text:p>
        </text:list-item>
        <text:list-item>
          <text:p text:style-name="P16"><text:span text:style-name="T16_1">van</text:span></text:p>
        </text:list-item>
        <text:list-item>
          <text:p text:style-name="P17"><text:span text:style-name="T17_1">defense</text:span></text:p>
        </text:list-item>
        <text:list-item>
          <text:p text:style-name="P18"><text:span text:style-name="T18_1">carry</text:span></text:p>
        </text:list-item>
        <text:list-item>
          <text:p text:style-name="P19"><text:span text:style-name="T19_1">jealous</text:span></text:p>
        </text:list-item>
        <text:list-item>
          <text:p text:style-name="P20"><text:span text:style-name="T20_1">true</text:span></text:p>
        </text:list-item>
        <text:list-item>
          <text:p text:style-name="P21"><text:span text:style-name="T21_1">garbage</text:span></text:p>
        </text:list-item>
        <text:list-item>
          <text:p text:style-name="P22"><text:span text:style-name="T22_1">claim</text:span></text:p>
        </text:list-item>
        <text:list-item>
          <text:p text:style-name="P23"><text:span text:style-name="T23_1">echo</text:span></text:p>
        </text:list-item>
        <text:list-item>
          <text:p text:style-name="P24"><text:span text:style-name="T24_1">media</text:span></text:p>
        </text:list-item>
        <text:list-item>
          <text:p text:style-name="P25"><text:span text:style-name="T25_1">make</text:span></text:p>
        </text:list-item>
        <text:list-item>
          <text:p text:style-name="P26"><text:span text:style-name="T26_1">crunch</text:span></text:p>
        </text:list-item>
      </text:list>
      <text:p text:style-name="P27"><text:span text:style-name="T27_1">WARNING,<text:s/>DO<text:s/>NOT<text:s/>use<text:s/>this<text:s/>seed<text:s/>for<text:s/>a<text:s/>wallet.<text:s/>A<text:s/>seed<text:s/>must<text:s/>remain<text:s/>private,<text:s/>and<text:s/>your<text:s/>funds<text:s/>will<text:s/>be<text:s/>stolen!</text:span><text:span text:style-name="T27_2"><text:s/>This<text:s/>mnemonic<text:s/>is<text:s/>excerpted<text:s/>from<text:s/>Andreas'<text:s/>Antonopoulos'<text:s/></text:span><text:span text:style-name="T27_3">Mastering<text:s/>Bitcoin</text:span><text:span text:style-name="T27_4"><text:s/>to<text:s/>further<text:s/>discourage<text:s/>its<text:s/>use<text:s/>-<text:s/>millions<text:s/>of<text:s/>people<text:s/>have<text:s/>access<text:s/>to<text:s/>this<text:s/>wallet.<text:s/>Now<text:s/>how<text:s/>do<text:s/>you<text:s/>get<text:s/>one<text:s/>of<text:s/>these<text:s/>fancy<text:s/>mnemonics<text:s/>for<text:s/>a<text:s/>wallet?<text:s/>Most<text:s/>modern<text:s/>wallet<text:s/>software<text:s/>will<text:s/>generate<text:s/>this<text:s/>for<text:s/>you<text:s/>when<text:s/>you<text:s/>create<text:s/>a<text:s/>wallet.<text:s/>Then,<text:s/>all<text:s/>you<text:s/>need<text:s/>to<text:s/>do<text:s/>is<text:s/>write<text:s/>down<text:s/>the<text:s/>phrase<text:s/>and<text:s/>store<text:s/>it<text:s/>in<text:s/>a<text:s/>secure<text:s/>location<text:s/>to<text:s/>backup<text:s/>access<text:s/>to<text:s/>your<text:s/>funds<text:s/>if<text:s/>your<text:s/>wallet<text:s/>device<text:s/>is<text:s/>lost<text:s/>or<text:s/>stolen.<text:s/>Alternatively,<text:s/>a<text:s/>mnemonic<text:s/>can<text:s/>be<text:s/>generated<text:s/>by<text:s/>a<text:s/>separate<text:s/>tool<text:s/>and<text:s/>imported<text:s/>as<text:s/>a<text:s/>backup<text:s/>into<text:s/>the<text:s/>wallet<text:s/>software.<text:s/>I've<text:s/>written<text:s/>a<text:s/>generator<text:s/>called<text:s/></text:span><text:span text:style-name="T27_5"><text:a xlink:type="simple" office:target-frame-name="_blank" xlink:href="https://github.com/chaintuts/mnemonicgen"><text:span text:style-name="T27_6">MnemonicGen</text:span></text:a></text:span><text:span text:style-name="T27_7"><text:s/>that<text:s/>produces<text:s/>standard<text:s/>phrases<text:s/>that<text:s/>can<text:s/>be<text:s/>imported<text:s/>into<text:s/>any<text:s/>modern<text:s/>HD<text:s/>wallet<text:s/>that<text:s/>supports<text:s/>BIP39.<text:s/>Keep<text:s/>in<text:s/>mind<text:s/>that<text:s/>this<text:s/>particular<text:s/>project<text:s/>is<text:s/>meant<text:s/>to<text:s/>be<text:s/>academic/experimental<text:s/>and<text:s/>may<text:s/>not<text:s/>be<text:s/>sufficiently<text:s/>secure<text:s/>for<text:s/>your<text:s/>needs.<text:s/>But<text:s/>other<text:s/>mnemonic<text:s/>generators<text:s/>like<text:s/></text:span><text:span text:style-name="T27_8"><text:a xlink:type="simple" office:target-frame-name="_blank" xlink:href="https://iancoleman.io/bip39/"><text:span text:style-name="T27_9">Ian<text:s/>Coleman's</text:span></text:a></text:span><text:span text:style-name="T27_10"><text:s/>are<text:s/>widely<text:s/>used<text:s/>and<text:s/>well-vetted.<text:s/></text:span></text:p>
      <text:h text:style-name="P28" text:outline-level="2"><text:span text:style-name="T28_1">Mnemonics<text:s/>-<text:s/>Backups<text:s/>Made<text:s/>Better</text:span></text:h>
      <text:p text:style-name="P29"><text:span text:style-name="T29_1">With<text:s/>BIP39<text:s/>mnemonics,<text:s/>Bitcoin<text:s/>newbies<text:s/>and<text:s/>power<text:s/>users<text:s/>alike<text:s/>can<text:s/>easily<text:s/>create<text:s/>and<text:s/>backup<text:s/>secure<text:s/>wallets<text:s/>without<text:s/>the<text:s/>need<text:s/>to<text:s/>keep<text:s/>a<text:s/>schedule<text:s/>or<text:s/>deal<text:s/>with<text:s/>unwieldy<text:s/>binary<text:s/>data<text:s/>encoding.<text:s/>This<text:s/>modern<text:s/>standard<text:s/>is<text:s/>implemented<text:s/>in<text:s/>widely-used<text:s/>and<text:s/>accessible<text:s/>wallets<text:s/>like<text:s/>the<text:s/>Bitcoin.com<text:s/>wallet,<text:s/>Electron<text:s/>Cash,<text:s/>Blockchain.info,<text:s/>and<text:s/>more.<text:s/>I<text:s/>would<text:s/>personally<text:s/>advise<text:s/>upgrading<text:s/>your<text:s/>cryptocurrency<text:s/>experience<text:s/>by<text:s/>using<text:s/>an<text:s/>HD<text:s/>wallet,<text:s/>simplifying<text:s/>your<text:s/>security<text:s/>practices<text:s/>and<text:s/>keeping<text:s/>your<text:s/>funds<text:s/>safe!<text:s/>In<text:s/>the<text:s/>next<text:s/>article,<text:s/>we'll<text:s/>discuss<text:s/>the<text:s/>technical<text:s/>workings<text:s/>of<text:s/>BIP39,<text:s/>showing<text:s/>how<text:s/>we<text:s/>can<text:s/>go<text:s/>from<text:s/>a<text:s/>random<text:s/>seed<text:s/>to<text:s/>a<text:s/>set<text:s/>of<text:s/>words<text:s/>in<text:s/>a<text:s/>few<text:s/>fairly<text:s/>straightforward<text:s/>steps.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BIP39 Mnemonics Made Easy (Part 1 - Backups, Simplified!)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